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PaleoHeb" svg:font-family="PaleoHeb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PaleoHeb" fo:font-size="48pt" officeooo:rsid="0019c23b" officeooo:paragraph-rsid="0019c23b" style:font-size-asian="48pt" style:font-name-complex="PaleoHeb" style:font-size-complex="48pt"/>
    </style:style>
    <style:style style:name="P2" style:family="paragraph" style:parent-style-name="Standard">
      <style:paragraph-properties fo:text-align="end" style:justify-single-word="false"/>
      <style:text-properties style:font-name="PaleoHeb" fo:font-size="48pt" officeooo:rsid="0019c23b" officeooo:paragraph-rsid="001a6223" style:font-size-asian="48pt" style:font-name-complex="PaleoHeb" style:font-size-complex="48pt"/>
    </style:style>
    <style:style style:name="P3" style:family="paragraph" style:parent-style-name="Standard">
      <style:paragraph-properties fo:text-align="end" style:justify-single-word="false"/>
      <style:text-properties style:font-name="PaleoHeb" fo:font-size="48pt" officeooo:rsid="0019c23b" officeooo:paragraph-rsid="001e1743" style:font-size-asian="48pt" style:font-name-complex="PaleoHeb" style:font-size-complex="48pt"/>
    </style:style>
    <style:style style:name="T1" style:family="text">
      <style:text-properties officeooo:rsid="001e17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א</text:p>
      <text:p text:style-name="P2">ב</text:p>
      <text:p text:style-name="P1">ג</text:p>
      <text:p text:style-name="P1">ד</text:p>
      <text:p text:style-name="P2">ה</text:p>
      <text:p text:style-name="P1">ו</text:p>
      <text:p text:style-name="P1">ז</text:p>
      <text:p text:style-name="P1">ח</text:p>
      <text:p text:style-name="P2">ט</text:p>
      <text:p text:style-name="P1"><text:soft-page-break/>י</text:p>
      <text:p text:style-name="P1">כ</text:p>
      <text:p text:style-name="P1">ל</text:p>
      <text:p text:style-name="P2">מ</text:p>
      <text:p text:style-name="P1">נ</text:p>
      <text:p text:style-name="P2">ס</text:p>
      <text:p text:style-name="P1">ע</text:p>
      <text:p text:style-name="P1">פ</text:p>
      <text:p text:style-name="P1">צ</text:p>
      <text:p text:style-name="P1"><text:soft-page-break/>ק</text:p>
      <text:p text:style-name="P1">ר</text:p>
      <text:p text:style-name="P1">ש</text:p>
      <text:p text:style-name="P1">ת</text:p>
      <text:p text:style-name="P3">בר</text:p>
      <text:p text:style-name="P3">הד</text:p>
      <text:p text:style-name="P3">טת</text:p>
      <text:p text:style-name="P3">סז</text:p>
      <text:p text:style-name="P3">כלמנפש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PaleoHeb" svg:font-family="PaleoHeb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08:53:06.285881277</meta:creation-date>
    <dc:date>2024-04-14T16:33:34.314697780</dc:date>
    <meta:editing-duration>PT8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27" meta:word-count="27" meta:character-count="36" meta:non-whitespace-character-count="36"/>
  </office:meta>
</office:document-meta>
</file>